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symIndex</text:p>
          </table:table-cell>
          <table:table-cell office:value-type="string">
            <text:p>sym2</text:p>
          </table:table-cell>
          <table:table-cell office:value-type="string">
            <text:p>data</text:p>
          </table:table-cell>
          <table:table-cell office:value-type="string">
            <text:p>binary</text:p>
          </table:table-cell>
          <table:table-cell office:value-type="string">
            <text:p>bits</text:p>
          </table:table-cell>
          <table:table-cell office:value-type="string">
            <text:p>dqLatch</text:p>
          </table:table-cell>
          <table:table-cell office:value-type="string">
            <text:p>diLatch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000011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00001100</text:p>
          </table:table-cell>
          <table:table-cell office:value-type="string">
            <text:p>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00011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000011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000000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00000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00000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00000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000000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00000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00000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00000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0000001</text:p>
          </table:table-cell>
          <table:table-cell office:value-type="string">
            <text:p>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0000001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0000001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0000001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string">
            <text:p>011010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string">
            <text:p>01101000</text:p>
          </table:table-cell>
          <table:table-cell office:value-type="string">
            <text:p>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01101000</text:p>
          </table:table-cell>
          <table:table-cell office:value-type="string">
            <text:p>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string">
            <text:p>01101000</text:p>
          </table:table-cell>
          <table:table-cell office:value-type="string">
            <text:p>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string">
            <text:p>01100101</text:p>
          </table:table-cell>
          <table:table-cell office:value-type="string">
            <text:p>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string">
            <text:p>01100101</text:p>
          </table:table-cell>
          <table:table-cell office:value-type="string">
            <text:p>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string">
            <text:p>01100101</text:p>
          </table:table-cell>
          <table:table-cell office:value-type="string">
            <text:p>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string">
            <text:p>01100101</text:p>
          </table:table-cell>
          <table:table-cell office:value-type="string">
            <text:p>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string">
            <text:p>01101100</text:p>
          </table:table-cell>
          <table:table-cell office:value-type="string">
            <text:p>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string">
            <text:p>01101100</text:p>
          </table:table-cell>
          <table:table-cell office:value-type="string">
            <text:p>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string">
            <text:p>01101100</text:p>
          </table:table-cell>
          <table:table-cell office:value-type="string">
            <text:p>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01101100</text:p>
          </table:table-cell>
          <table:table-cell office:value-type="string">
            <text:p>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4/29/2013</text:date>, <text:time>23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21:28:02.62</meta:creation-date>
    <dc:date>2013-04-29T23:05:45.64</dc:date>
    <meta:editing-duration>PT1H5M19S</meta:editing-duration>
    <meta:editing-cycles>5</meta:editing-cycles>
    <meta:generator>OpenOffice.org/3.4.1$Win32 OpenOffice.org_project/341m1$Build-9593</meta:generator>
    <meta:document-statistic meta:table-count="3" meta:cell-count="203" meta:object-count="0"/>
  </office:meta>
</office:document-meta>
</file>